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float" office:value="0.0007686">
            <text:p>0,0007686</text:p>
          </table:table-cell>
          <table:table-cell office:value-type="float" office:value="1.06349">
            <text:p>1,06349</text:p>
          </table:table-cell>
          <table:table-cell office:value-type="float" office:value="0.527559">
            <text:p>0,527559</text:p>
          </table:table-cell>
          <table:table-cell office:value-type="float" office:value="-0.0007686">
            <text:p>-0,0007686</text:p>
          </table:table-cell>
          <table:table-cell office:value-type="float" office:value="0.0431125">
            <text:p>0,0431125</text:p>
          </table:table-cell>
          <table:table-cell office:value-type="float" office:value="0.00489927">
            <text:p>0,00489927</text:p>
          </table:table-cell>
          <table:table-cell office:value-type="float" office:value="0.507812">
            <text:p>0,507812</text:p>
          </table:table-cell>
          <table:table-cell office:value-type="float" office:value="0.0211407">
            <text:p>0,0211407</text:p>
          </table:table-cell>
          <table:table-cell office:value-type="float" office:value="0.00926836">
            <text:p>0,00926836</text:p>
          </table:table-cell>
          <table:table-cell office:value-type="float" office:value="0.350334">
            <text:p>0,350334</text:p>
          </table:table-cell>
          <table:table-cell office:value-type="float" office:value="0.190754">
            <text:p>0,190754</text:p>
          </table:table-cell>
          <table:table-cell table:style-name="ce1" office:value-type="float" office:value="10.3951">
            <text:p>10,3951</text:p>
          </table:table-cell>
        </table:table-row>
        <table:table-row table:style-name="ro1">
          <table:table-cell office:value-type="float" office:value="0.000405659">
            <text:p>0,000405659</text:p>
          </table:table-cell>
          <table:table-cell office:value-type="float" office:value="1.25714">
            <text:p>1,25714</text:p>
          </table:table-cell>
          <table:table-cell office:value-type="float" office:value="0.692913">
            <text:p>0,692913</text:p>
          </table:table-cell>
          <table:table-cell office:value-type="float" office:value="-0.00466508">
            <text:p>-0,00466508</text:p>
          </table:table-cell>
          <table:table-cell office:value-type="float" office:value="0.0887416">
            <text:p>0,0887416</text:p>
          </table:table-cell>
          <table:table-cell office:value-type="float" office:value="0.00343213">
            <text:p>0,00343213</text:p>
          </table:table-cell>
          <table:table-cell office:value-type="float" office:value="0.617188">
            <text:p>0,617188</text:p>
          </table:table-cell>
          <table:table-cell office:value-type="float" office:value="0.0390352">
            <text:p>0,0390352</text:p>
          </table:table-cell>
          <table:table-cell office:value-type="float" office:value="0.0275574">
            <text:p>0,0275574</text:p>
          </table:table-cell>
          <table:table-cell office:value-type="float" office:value="0.958065">
            <text:p>0,958065</text:p>
          </table:table-cell>
          <table:table-cell office:value-type="float" office:value="0.211894">
            <text:p>0,211894</text:p>
          </table:table-cell>
          <table:table-cell office:value-type="float" office:value="2.03815">
            <text:p>2,03815</text:p>
          </table:table-cell>
        </table:table-row>
        <table:table-row table:style-name="ro1">
          <table:table-cell office:value-type="float" office:value="0.00140548">
            <text:p>0,00140548</text:p>
          </table:table-cell>
          <table:table-cell office:value-type="float" office:value="1.33333">
            <text:p>1,33333</text:p>
          </table:table-cell>
          <table:table-cell office:value-type="float" office:value="0.976378">
            <text:p>0,976378</text:p>
          </table:table-cell>
          <table:table-cell office:value-type="float" office:value="0.0885453">
            <text:p>0,0885453</text:p>
          </table:table-cell>
          <table:table-cell office:value-type="float" office:value="1.78481">
            <text:p>1,78481</text:p>
          </table:table-cell>
          <table:table-cell office:value-type="float" office:value="0.0178938">
            <text:p>0,0178938</text:p>
          </table:table-cell>
          <table:table-cell office:value-type="float" office:value="0.847656">
            <text:p>0,847656</text:p>
          </table:table-cell>
          <table:table-cell office:value-type="float" office:value="0.0427726">
            <text:p>0,0427726</text:p>
          </table:table-cell>
          <table:table-cell office:value-type="float" office:value="0.00881122">
            <text:p>0,00881122</text:p>
          </table:table-cell>
          <table:table-cell office:value-type="float" office:value="0.33071">
            <text:p>0,33071</text:p>
          </table:table-cell>
          <table:table-cell office:value-type="float" office:value="0.186527">
            <text:p>0,186527</text:p>
          </table:table-cell>
          <table:table-cell office:value-type="float" office:value="13.0852">
            <text:p>13,0852</text:p>
          </table:table-cell>
        </table:table-row>
        <table:table-row table:style-name="ro1">
          <table:table-cell office:value-type="float" office:value="0.00161675">
            <text:p>0,00161675</text:p>
          </table:table-cell>
          <table:table-cell office:value-type="float" office:value="0.960784">
            <text:p>0,960784</text:p>
          </table:table-cell>
          <table:table-cell office:value-type="float" office:value="0.401575">
            <text:p>0,401575</text:p>
          </table:table-cell>
          <table:table-cell office:value-type="float" office:value="-0.0410994">
            <text:p>-0,0410994</text:p>
          </table:table-cell>
          <table:table-cell office:value-type="float" office:value="0.792885">
            <text:p>0,792885</text:p>
          </table:table-cell>
          <table:table-cell office:value-type="float" office:value="0.00460099">
            <text:p>0,00460099</text:p>
          </table:table-cell>
          <table:table-cell office:value-type="float" office:value="0.390625">
            <text:p>0,390625</text:p>
          </table:table-cell>
          <table:table-cell office:value-type="float" office:value="0.0179588">
            <text:p>0,0179588</text:p>
          </table:table-cell>
          <table:table-cell office:value-type="float" office:value="0.0147601">
            <text:p>0,0147601</text:p>
          </table:table-cell>
          <table:table-cell office:value-type="float" office:value="0.496814">
            <text:p>0,496814</text:p>
          </table:table-cell>
          <table:table-cell office:value-type="float" office:value="0.202333">
            <text:p>0,202333</text:p>
          </table:table-cell>
          <table:table-cell office:value-type="float" office:value="5.66987">
            <text:p>5,66987</text:p>
          </table:table-cell>
        </table:table-row>
        <table:table-row table:style-name="ro1">
          <table:table-cell office:value-type="float" office:value="0.000597253">
            <text:p>0,000597253</text:p>
          </table:table-cell>
          <table:table-cell office:value-type="float" office:value="1.06098">
            <text:p>1,06098</text:p>
          </table:table-cell>
          <table:table-cell office:value-type="float" office:value="0.685039">
            <text:p>0,685039</text:p>
          </table:table-cell>
          <table:table-cell office:value-type="float" office:value="0.0122935">
            <text:p>0,0122935</text:p>
          </table:table-cell>
          <table:table-cell office:value-type="float" office:value="0.261907">
            <text:p>0,261907</text:p>
          </table:table-cell>
          <table:table-cell office:value-type="float" office:value="0.00632641">
            <text:p>0,00632641</text:p>
          </table:table-cell>
          <table:table-cell office:value-type="float" office:value="0.660156">
            <text:p>0,660156</text:p>
          </table:table-cell>
          <table:table-cell office:value-type="float" office:value="0.0442573">
            <text:p>0,0442573</text:p>
          </table:table-cell>
          <table:table-cell office:value-type="float" office:value="0.0248341">
            <text:p>0,0248341</text:p>
          </table:table-cell>
          <table:table-cell office:value-type="float" office:value="0.90895">
            <text:p>0,90895</text:p>
          </table:table-cell>
          <table:table-cell office:value-type="float" office:value="0.248004">
            <text:p>0,248004</text:p>
          </table:table-cell>
          <table:table-cell office:value-type="float" office:value="2.61888">
            <text:p>2,61888</text:p>
          </table:table-cell>
        </table:table-row>
        <table:table-row table:style-name="ro1">
          <table:table-cell office:value-type="float" office:value="0.000730389">
            <text:p>0,000730389</text:p>
          </table:table-cell>
          <table:table-cell office:value-type="float" office:value="1.01053">
            <text:p>1,01053</text:p>
          </table:table-cell>
          <table:table-cell office:value-type="float" office:value="0.755906">
            <text:p>0,755906</text:p>
          </table:table-cell>
          <table:table-cell office:value-type="float" office:value="0.0403175">
            <text:p>0,0403175</text:p>
          </table:table-cell>
          <table:table-cell office:value-type="float" office:value="0.959459">
            <text:p>0,959459</text:p>
          </table:table-cell>
          <table:table-cell office:value-type="float" office:value="0.00790354">
            <text:p>0,00790354</text:p>
          </table:table-cell>
          <table:table-cell office:value-type="float" office:value="0.746094">
            <text:p>0,746094</text:p>
          </table:table-cell>
          <table:table-cell office:value-type="float" office:value="0.0507246">
            <text:p>0,0507246</text:p>
          </table:table-cell>
          <table:table-cell office:value-type="float" office:value="0.0234597">
            <text:p>0,0234597</text:p>
          </table:table-cell>
          <table:table-cell office:value-type="float" office:value="0.884081">
            <text:p>0,884081</text:p>
          </table:table-cell>
          <table:table-cell office:value-type="float" office:value="0.260903">
            <text:p>0,260903</text:p>
          </table:table-cell>
          <table:table-cell office:value-type="float" office:value="2.65883">
            <text:p>2,65883</text:p>
          </table:table-cell>
        </table:table-row>
        <table:table-row table:style-name="ro1">
          <table:table-cell office:value-type="float" office:value="0.000573696">
            <text:p>0,000573696</text:p>
          </table:table-cell>
          <table:table-cell office:value-type="float" office:value="1.03614">
            <text:p>1,03614</text:p>
          </table:table-cell>
          <table:table-cell office:value-type="float" office:value="0.677165">
            <text:p>0,677165</text:p>
          </table:table-cell>
          <table:table-cell office:value-type="float" office:value="-0.0238562">
            <text:p>-0,0238562</text:p>
          </table:table-cell>
          <table:table-cell office:value-type="float" office:value="0.529435">
            <text:p>0,529435</text:p>
          </table:table-cell>
          <table:table-cell office:value-type="float" office:value="0.00392139">
            <text:p>0,00392139</text:p>
          </table:table-cell>
          <table:table-cell office:value-type="float" office:value="0.660156">
            <text:p>0,660156</text:p>
          </table:table-cell>
          <table:table-cell office:value-type="float" office:value="0.0359388">
            <text:p>0,0359388</text:p>
          </table:table-cell>
          <table:table-cell office:value-type="float" office:value="0.0233698">
            <text:p>0,0233698</text:p>
          </table:table-cell>
          <table:table-cell office:value-type="float" office:value="0.853675">
            <text:p>0,853675</text:p>
          </table:table-cell>
          <table:table-cell office:value-type="float" office:value="0.248002">
            <text:p>0,248002</text:p>
          </table:table-cell>
          <table:table-cell office:value-type="float" office:value="2.52772">
            <text:p>2,52772</text:p>
          </table:table-cell>
        </table:table-row>
        <table:table-row table:style-name="ro1">
          <table:table-cell office:value-type="float" office:value="0.000878374">
            <text:p>0,000878374</text:p>
          </table:table-cell>
          <table:table-cell office:value-type="float" office:value="1.30645">
            <text:p>1,30645</text:p>
          </table:table-cell>
          <table:table-cell office:value-type="float" office:value="0.637795">
            <text:p>0,637795</text:p>
          </table:table-cell>
          <table:table-cell office:value-type="float" office:value="-0.0731979">
            <text:p>-0,0731979</text:p>
          </table:table-cell>
          <table:table-cell office:value-type="float" office:value="1.70155">
            <text:p>1,70155</text:p>
          </table:table-cell>
          <table:table-cell office:value-type="float" office:value="0.00638608">
            <text:p>0,00638608</text:p>
          </table:table-cell>
          <table:table-cell office:value-type="float" office:value="0.558594">
            <text:p>0,558594</text:p>
          </table:table-cell>
          <table:table-cell office:value-type="float" office:value="0.0255096">
            <text:p>0,0255096</text:p>
          </table:table-cell>
          <table:table-cell office:value-type="float" office:value="0.0124878">
            <text:p>0,0124878</text:p>
          </table:table-cell>
          <table:table-cell office:value-type="float" office:value="0.529562">
            <text:p>0,529562</text:p>
          </table:table-cell>
          <table:table-cell office:value-type="float" office:value="0.254792">
            <text:p>0,254792</text:p>
          </table:table-cell>
          <table:table-cell office:value-type="float" office:value="6.47431">
            <text:p>6,4743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MIN([.A1:.A9])" office:value-type="float" office:value="0.000405659">
            <text:p>0,000405659</text:p>
          </table:table-cell>
          <table:table-cell table:formula="of:=MIN([.B1:.B9])" office:value-type="float" office:value="0.960784">
            <text:p>0,960784</text:p>
          </table:table-cell>
          <table:table-cell table:formula="of:=MIN([.C1:.C9])" office:value-type="float" office:value="0.401575">
            <text:p>0,401575</text:p>
          </table:table-cell>
          <table:table-cell table:formula="of:=MIN([.D1:.D9])" office:value-type="float" office:value="-0.0731979">
            <text:p>-0,0731979</text:p>
          </table:table-cell>
          <table:table-cell table:formula="of:=MIN([.E1:.E9])" office:value-type="float" office:value="0.0431125">
            <text:p>0,0431125</text:p>
          </table:table-cell>
          <table:table-cell table:formula="of:=MIN([.F1:.F9])" office:value-type="float" office:value="0.00343213">
            <text:p>0,00343213</text:p>
          </table:table-cell>
          <table:table-cell table:formula="of:=MIN([.G1:.G9])" office:value-type="float" office:value="0.390625">
            <text:p>0,390625</text:p>
          </table:table-cell>
          <table:table-cell table:formula="of:=MIN([.H1:.H9])" office:value-type="float" office:value="0.0179588">
            <text:p>0,0179588</text:p>
          </table:table-cell>
          <table:table-cell table:formula="of:=MIN([.I1:.I9])" office:value-type="float" office:value="0.00881122">
            <text:p>0,00881122</text:p>
          </table:table-cell>
          <table:table-cell table:formula="of:=MIN([.J1:.J9])" office:value-type="float" office:value="0.33071">
            <text:p>0,33071</text:p>
          </table:table-cell>
          <table:table-cell table:formula="of:=MIN([.K1:.K9])" office:value-type="float" office:value="0.186527">
            <text:p>0,186527</text:p>
          </table:table-cell>
          <table:table-cell table:formula="of:=MIN([.L1:.L9])" office:value-type="float" office:value="2.03815">
            <text:p>2,03815</text:p>
          </table:table-cell>
        </table:table-row>
        <table:table-row table:style-name="ro1">
          <table:table-cell table:formula="of:=MAX([.A1:.A9])" office:value-type="float" office:value="0.00161675">
            <text:p>0,00161675</text:p>
          </table:table-cell>
          <table:table-cell table:formula="of:=MAX([.B1:.B9])" office:value-type="float" office:value="1.33333">
            <text:p>1,33333</text:p>
          </table:table-cell>
          <table:table-cell table:formula="of:=MAX([.C1:.C9])" office:value-type="float" office:value="0.976378">
            <text:p>0,976378</text:p>
          </table:table-cell>
          <table:table-cell table:formula="of:=MAX([.D1:.D9])" office:value-type="float" office:value="0.0885453">
            <text:p>0,0885453</text:p>
          </table:table-cell>
          <table:table-cell table:formula="of:=MAX([.E1:.E9])" office:value-type="float" office:value="1.78481">
            <text:p>1,78481</text:p>
          </table:table-cell>
          <table:table-cell table:formula="of:=MAX([.F1:.F9])" office:value-type="float" office:value="0.0178938">
            <text:p>0,0178938</text:p>
          </table:table-cell>
          <table:table-cell table:formula="of:=MAX([.G1:.G9])" office:value-type="float" office:value="0.847656">
            <text:p>0,847656</text:p>
          </table:table-cell>
          <table:table-cell table:formula="of:=MAX([.H1:.H9])" office:value-type="float" office:value="0.0507246">
            <text:p>0,0507246</text:p>
          </table:table-cell>
          <table:table-cell table:formula="of:=MAX([.I1:.I9])" office:value-type="float" office:value="0.0275574">
            <text:p>0,0275574</text:p>
          </table:table-cell>
          <table:table-cell table:formula="of:=MAX([.J1:.J9])" office:value-type="float" office:value="0.958065">
            <text:p>0,958065</text:p>
          </table:table-cell>
          <table:table-cell table:formula="of:=MAX([.K1:.K9])" office:value-type="float" office:value="0.260903">
            <text:p>0,260903</text:p>
          </table:table-cell>
          <table:table-cell table:formula="of:=MAX([.L1:.L9])" office:value-type="float" office:value="13.0852">
            <text:p>13,08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2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7:32:10</dc:date>
    <dc:creator>tomko </dc:creator>
    <meta:document-statistic meta:table-count="1" meta:cell-count="120" meta:object-count="0"/>
    <meta:generator>LibreOffice/3.4$Unix LibreOffice_project/340m1$Build-602</meta:generator>
  </office:meta>
</office:document-meta>
</file>